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0.06pt solid #000000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2.01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border-left="2.01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2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</style:style>
    <style:style style:name="ce4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3" style:family="table-cell" style:parent-style-name="Default" style:data-style-name="N0">
      <style:table-cell-properties fo:border-bottom="0.06pt solid #000000" fo:border-left="0.06pt solid #000000" fo:border-right="none" fo:border-top="2.01pt solid #000000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2.01pt solid #000000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color="#000000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ce20" style:family="table-cell" style:parent-style-name="Default" style:data-style-name="N2">
      <style:table-cell-properties fo:border-bottom="0.06pt solid #000000" fo:border-left="2.01pt solid #000000" fo:border-right="0.06pt solid #000000" fo:border-top="0.06pt solid #000000"/>
    </style:style>
    <style:style style:name="ce26" style:family="table-cell" style:parent-style-name="Default" style:data-style-name="N2">
      <style:table-cell-properties fo:border-bottom="2.01pt solid #000000" fo:border-left="2.01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000000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ce9" style:family="table-cell" style:parent-style-name="Default" style:data-style-name="N2">
      <style:table-cell-properties fo:border="0.06pt solid #000000"/>
    </style:style>
    <style:style style:name="ce27" style:family="table-cell" style:parent-style-name="Default" style:data-style-name="N2">
      <style:table-cell-properties fo:border-bottom="2.01pt solid #000000" fo:background-color="#ffff00" fo:border-left="0.06pt solid #000000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color="#000000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ce22" style:family="table-cell" style:parent-style-name="Default" style:data-style-name="N105">
      <style:table-cell-properties fo:border-bottom="0.06pt solid #000000" fo:border-left="0.06pt solid #000000" fo:border-right="2.01pt solid #000000" fo:border-top="0.06pt solid #000000"/>
    </style:style>
    <style:style style:name="ce28" style:family="table-cell" style:parent-style-name="Default" style:data-style-name="N105">
      <style:table-cell-properties fo:border-bottom="2.01pt solid #000000" fo:border-left="0.06pt solid #000000" fo:border-right="2.01pt solid #000000" fo:border-top="0.06pt solid #000000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  <style:paragraph-properties style:font-independent-line-spacing="false"/>
    </style:style>
    <style:style style:name="gr2" style:family="graphic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/>
      <style:paragraph-properties style:writing-mode="lr-tb" style:font-independent-line-spacing="false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Liberation Serif'" style:font-family-generic="roman" style:font-pitch="variable" fo:font-size="12pt" fo:letter-spacing="normal" fo:language="gl" fo:country="E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gl" fo:country="E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3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text-position="-33% 58%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uler" table:style-name="ta1">
        <table:shapes>
          <draw:frame draw:z-index="0" draw:name="Marco de texto 1" draw:style-name="gr1" draw:text-style-name="P2" svg:width="13.776cm" svg:height="10.765cm" svg:x="16.51cm" svg:y="0.512cm">
            <draw:text-box>
              <text:p text:style-name="P1"><text:span text:style-name="T1">Pódese realizar un balance de materia e enerxía para o CSTR.</text:span></text:p>
              <text:p text:style-name="P1"><text:span text:style-name="T1">Neste balance, o caudal másico permanece constante, polo que:</text:span></text:p>
              <text:p text:style-name="P1"><text:span text:style-name="T1">F = F1 = F2 = F3</text:span></text:p>
              <text:p text:style-name="P1"><text:span text:style-name="T1">A masa pódese supor constante así coma o volume do CSTR e a densidade da mestura.</text:span></text:p>
              <text:p text:style-name="P1"><text:span text:style-name="T1">Deste xeito M = M1 = M2 = M3.</text:span></text:p>
              <text:p text:style-name="P1"><text:span text:style-name="T1">O balance de enerxía xenérico pódese representar por:</text:span></text:p>
              <text:p text:style-name="P1"><text:span text:style-name="T1">Acumulación = entrada – saída</text:span></text:p>
              <text:p text:style-name="P1"><text:span text:style-name="T1">Polo que: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 ecuación anterior se pode arranxar e resolver explicitamente e expresala no xeito habitual das ecuacións diferenciais ordinarias:</text:span></text:p>
              <text:p text:style-name="P1"><text:span text:style-name="T1"/></text:p>
              <text:p text:style-name="P1"><text:span text:style-name="T1"/></text:p>
              <text:p text:style-name="P1"><text:span text:style-name="T2"/></text:p>
              <text:p text:style-name="P1"><text:span text:style-name="T1"/></text:p>
              <text:p text:style-name="P1"><text:span text:style-name="T1"/></text:p>
            </draw:text-box>
          </draw:frame>
          <draw:frame draw:z-index="1" draw:name="Obxecto incorporado (OLE) 1" draw:style-name="gr2" draw:text-style-name="P2" svg:width="6.212cm" svg:height="1.063cm" svg:x="20.355cm" svg:y="4.533cm">
            <draw:text-box>
              <text:p/>
            </draw:text-box>
          </draw:frame>
          <draw:frame draw:z-index="2" draw:name="Obxecto incorporado (OLE) 2" draw:style-name="gr2" draw:text-style-name="P2" svg:width="6.416cm" svg:height="1.131cm" svg:x="20.585cm" svg:y="7.497cm">
            <draw:text-box>
              <text:p/>
            </draw:text-box>
          </draw:frame>
          <draw:frame draw:z-index="3" draw:style-name="gr3" draw:text-style-name="P3" svg:width="16.001cm" svg:height="8.987cm" svg:x="16.604cm" svg:y="8.325cm">
            <draw:object draw:notify-on-update-of-ranges="Euler.E2:Euler.E2 Euler.E3:Euler.E103 Euler.F2:Euler.F2 Euler.F3:Euler.F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M =</text:p>
          </table:table-cell>
          <table:table-cell table:style-name="ce12" office:value-type="float" office:value="760" calcext:value-type="float">
            <text:p>760</text:p>
          </table:table-cell>
          <table:table-cell table:style-name="ce13" office:value-type="string" calcext:value-type="string">
            <text:p>kg</text:p>
          </table:table-cell>
          <table:table-cell table:style-name="ce14" office:value-type="string" calcext:value-type="string">
            <text:p>t</text:p>
          </table:table-cell>
          <table:table-cell table:style-name="ce15" office:value-type="string" calcext:value-type="string">
            <text:p>T</text:p>
          </table:table-cell>
          <table:table-cell table:style-name="ce16" office:value-type="string" calcext:value-type="string">
            <text:p>T’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T(0) =</text:p>
          </table:table-cell>
          <table:table-cell table:style-name="ce4" office:value-type="float" office:value="20" calcext:value-type="float">
            <text:p>20</text:p>
          </table:table-cell>
          <table:table-cell table:style-name="ce19" office:value-type="string" calcext:value-type="string">
            <text:p>ºC</text:p>
          </table:table-cell>
          <table:table-cell table:style-name="ce20" office:value-type="float" office:value="0" calcext:value-type="float">
            <text:p>0,00</text:p>
          </table:table-cell>
          <table:table-cell table:style-name="ce9" office:value-type="float" office:value="25" calcext:value-type="float">
            <text:p>25,00</text:p>
          </table:table-cell>
          <table:table-cell table:style-name="ce22" table:formula="of:=([.$C$4]*[.$C$6]*([.$C$5]-[.F3])+[.$C$7]*([.$C$8]-[.F3]))/[.$C$2]/[.$C$6]" office:value-type="float" office:value="7.65760869565218" calcext:value-type="float">
            <text:p>7,6576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 calcext:value-type="string">
            <text:p>W<text:span text:style-name="T3">in</text:span> =</text:p>
          </table:table-cell>
          <table:table-cell table:style-name="ce4" office:value-type="float" office:value="12" calcext:value-type="float">
            <text:p>12</text:p>
          </table:table-cell>
          <table:table-cell table:style-name="ce19" office:value-type="string" calcext:value-type="string">
            <text:p>kg/min</text:p>
          </table:table-cell>
          <table:table-cell table:style-name="ce20" table:formula="of:=[.E3]+[.$C$9]" office:value-type="float" office:value="0.5" calcext:value-type="float">
            <text:p>0,50</text:p>
          </table:table-cell>
          <table:table-cell table:style-name="ce9" table:formula="of:=[.F3]+[.G3]" office:value-type="float" office:value="32.6576086956522" calcext:value-type="float">
            <text:p>32,66</text:p>
          </table:table-cell>
          <table:table-cell table:style-name="ce22" table:formula="of:=([.$C$4]*[.$C$6]*([.$C$5]-[.F4])+[.$C$7]*([.$C$8]-[.F4]))/[.$C$2]/[.$C$6]" office:value-type="float" office:value="7.04824177942493" calcext:value-type="float">
            <text:p>7,0482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 calcext:value-type="string">
            <text:p>T<text:span text:style-name="T3">in</text:span> =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ºC</text:p>
          </table:table-cell>
          <table:table-cell table:style-name="ce20" table:formula="of:=[.E4]+[.$C$9]" office:value-type="float" office:value="1" calcext:value-type="float">
            <text:p>1,00</text:p>
          </table:table-cell>
          <table:table-cell table:style-name="ce9" table:formula="of:=[.F4]+[.G4]" office:value-type="float" office:value="39.7058504750771" calcext:value-type="float">
            <text:p>39,71</text:p>
          </table:table-cell>
          <table:table-cell table:style-name="ce22" table:formula="of:=([.$C$4]*[.$C$6]*([.$C$5]-[.F5])+[.$C$7]*([.$C$8]-[.F5]))/[.$C$2]/[.$C$6]" office:value-type="float" office:value="6.4873662465199" calcext:value-type="float">
            <text:p>6,4874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 calcext:value-type="string">
            <text:p>C<text:span text:style-name="T3">P</text:span> =</text:p>
          </table:table-cell>
          <table:table-cell table:style-name="ce4" office:value-type="float" office:value="2.3" calcext:value-type="float">
            <text:p>2,3</text:p>
          </table:table-cell>
          <table:table-cell table:style-name="ce19" office:value-type="string" calcext:value-type="string">
            <text:p>kJ/kg/K</text:p>
          </table:table-cell>
          <table:table-cell table:style-name="ce20" table:formula="of:=[.E5]+[.$C$9]" office:value-type="float" office:value="1.5" calcext:value-type="float">
            <text:p>1,50</text:p>
          </table:table-cell>
          <table:table-cell table:style-name="ce9" table:formula="of:=[.F5]+[.G5]" office:value-type="float" office:value="46.193216721597" calcext:value-type="float">
            <text:p>46,19</text:p>
          </table:table-cell>
          <table:table-cell table:style-name="ce22" table:formula="of:=([.$C$4]*[.$C$6]*([.$C$5]-[.F6])+[.$C$7]*([.$C$8]-[.F6]))/[.$C$2]/[.$C$6]" office:value-type="float" office:value="5.9711233146601" calcext:value-type="float">
            <text:p>5,9711</text:p>
          </table:table-cell>
          <table:table-cell table:number-columns-repeated="1017"/>
        </table:table-row>
        <table:table-row table:style-name="ro3">
          <table:table-cell/>
          <table:table-cell table:style-name="ce17" office:value-type="string" calcext:value-type="string">
            <text:p>UA =</text:p>
          </table:table-cell>
          <table:table-cell table:style-name="ce4" office:value-type="float" office:value="111.5" calcext:value-type="float">
            <text:p>111,5</text:p>
          </table:table-cell>
          <table:table-cell table:style-name="ce19" office:value-type="string" calcext:value-type="string">
            <text:p>kJ/min/K</text:p>
          </table:table-cell>
          <table:table-cell table:style-name="ce20" table:formula="of:=[.E6]+[.$C$9]" office:value-type="float" office:value="2" calcext:value-type="float">
            <text:p>2,00</text:p>
          </table:table-cell>
          <table:table-cell table:style-name="ce9" table:formula="of:=[.F6]+[.G6]" office:value-type="float" office:value="52.1643400362571" calcext:value-type="float">
            <text:p>52,16</text:p>
          </table:table-cell>
          <table:table-cell table:style-name="ce22" table:formula="of:=([.$C$4]*[.$C$6]*([.$C$5]-[.F7])+[.$C$7]*([.$C$8]-[.F7]))/[.$C$2]/[.$C$6]" office:value-type="float" office:value="5.49596127057016" calcext:value-type="float">
            <text:p>5,4960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 calcext:value-type="string">
            <text:p>T<text:span text:style-name="T3">vapor</text:span> =</text:p>
          </table:table-cell>
          <table:table-cell table:style-name="ce4" office:value-type="float" office:value="150" calcext:value-type="float">
            <text:p>150</text:p>
          </table:table-cell>
          <table:table-cell table:style-name="ce19" office:value-type="string" calcext:value-type="string">
            <text:p>ºC</text:p>
          </table:table-cell>
          <table:table-cell table:style-name="ce20" table:formula="of:=[.E7]+[.$C$9]" office:value-type="float" office:value="2.5" calcext:value-type="float">
            <text:p>2,50</text:p>
          </table:table-cell>
          <table:table-cell table:style-name="ce9" table:formula="of:=[.F7]+[.G7]" office:value-type="float" office:value="57.6603013068273" calcext:value-type="float">
            <text:p>57,66</text:p>
          </table:table-cell>
          <table:table-cell table:style-name="ce22" table:formula="of:=([.$C$4]*[.$C$6]*([.$C$5]-[.F8])+[.$C$7]*([.$C$8]-[.F8]))/[.$C$2]/[.$C$6]" office:value-type="float" office:value="5.05861103445099" calcext:value-type="float">
            <text:p>5,0586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 calcext:value-type="string">
            <text:p>h =</text:p>
          </table:table-cell>
          <table:table-cell table:style-name="ce24" office:value-type="float" office:value="0.5" calcext:value-type="float">
            <text:p>0,5</text:p>
          </table:table-cell>
          <table:table-cell table:style-name="ce25" office:value-type="string" calcext:value-type="string">
            <text:p>min</text:p>
          </table:table-cell>
          <table:table-cell table:style-name="ce20" table:formula="of:=[.E8]+[.$C$9]" office:value-type="float" office:value="3" calcext:value-type="float">
            <text:p>3,00</text:p>
          </table:table-cell>
          <table:table-cell table:style-name="ce9" table:formula="of:=[.F8]+[.G8]" office:value-type="float" office:value="62.7189123412783" calcext:value-type="float">
            <text:p>62,72</text:p>
          </table:table-cell>
          <table:table-cell table:style-name="ce22" table:formula="of:=([.$C$4]*[.$C$6]*([.$C$5]-[.F9])+[.$C$7]*([.$C$8]-[.F9]))/[.$C$2]/[.$C$6]" office:value-type="float" office:value="4.65606366895206" calcext:value-type="float">
            <text:p>4,656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]+[.$C$9]" office:value-type="float" office:value="3.5" calcext:value-type="float">
            <text:p>3,50</text:p>
          </table:table-cell>
          <table:table-cell table:style-name="ce9" table:formula="of:=[.F9]+[.G9]" office:value-type="float" office:value="67.3749760102303" calcext:value-type="float">
            <text:p>67,37</text:p>
          </table:table-cell>
          <table:table-cell table:style-name="ce22" table:formula="of:=([.$C$4]*[.$C$6]*([.$C$5]-[.F10])+[.$C$7]*([.$C$8]-[.F10]))/[.$C$2]/[.$C$6]" office:value-type="float" office:value="4.28554967790444" calcext:value-type="float">
            <text:p>4,285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0]+[.$C$9]" office:value-type="float" office:value="4" calcext:value-type="float">
            <text:p>4,00</text:p>
          </table:table-cell>
          <table:table-cell table:style-name="ce9" table:formula="of:=[.F10]+[.G10]" office:value-type="float" office:value="71.6605256881348" calcext:value-type="float">
            <text:p>71,66</text:p>
          </table:table-cell>
          <table:table-cell table:style-name="ce22" table:formula="of:=([.$C$4]*[.$C$6]*([.$C$5]-[.F11])+[.$C$7]*([.$C$8]-[.F11]))/[.$C$2]/[.$C$6]" office:value-type="float" office:value="3.94451995239157" calcext:value-type="float">
            <text:p>3,94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1]+[.$C$9]" office:value-type="float" office:value="4.5" calcext:value-type="float">
            <text:p>4,50</text:p>
          </table:table-cell>
          <table:table-cell table:style-name="ce9" table:formula="of:=[.F11]+[.G11]" office:value-type="float" office:value="75.6050456405263" calcext:value-type="float">
            <text:p>75,61</text:p>
          </table:table-cell>
          <table:table-cell table:style-name="ce22" table:formula="of:=([.$C$4]*[.$C$6]*([.$C$5]-[.F12])+[.$C$7]*([.$C$8]-[.F12]))/[.$C$2]/[.$C$6]" office:value-type="float" office:value="3.63062823306796" calcext:value-type="float">
            <text:p>3,63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2]+[.$C$9]" office:value-type="float" office:value="5" calcext:value-type="float">
            <text:p>5,00</text:p>
          </table:table-cell>
          <table:table-cell table:style-name="ce9" table:formula="of:=[.F12]+[.G12]" office:value-type="float" office:value="79.2356738735943" calcext:value-type="float">
            <text:p>79,24</text:p>
          </table:table-cell>
          <table:table-cell table:style-name="ce22" table:formula="of:=([.$C$4]*[.$C$6]*([.$C$5]-[.F13])+[.$C$7]*([.$C$8]-[.F13]))/[.$C$2]/[.$C$6]" office:value-type="float" office:value="3.3417149680681" calcext:value-type="float">
            <text:p>3,341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3]+[.$C$9]" office:value-type="float" office:value="5.5" calcext:value-type="float">
            <text:p>5,50</text:p>
          </table:table-cell>
          <table:table-cell table:style-name="ce9" table:formula="of:=[.F13]+[.G13]" office:value-type="float" office:value="82.5773888416624" calcext:value-type="float">
            <text:p>82,58</text:p>
          </table:table-cell>
          <table:table-cell table:style-name="ce22" table:formula="of:=([.$C$4]*[.$C$6]*([.$C$5]-[.F14])+[.$C$7]*([.$C$8]-[.F14]))/[.$C$2]/[.$C$6]" office:value-type="float" office:value="3.07579245544895" calcext:value-type="float">
            <text:p>3,075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4]+[.$C$9]" office:value-type="float" office:value="6" calcext:value-type="float">
            <text:p>6,00</text:p>
          </table:table-cell>
          <table:table-cell table:style-name="ce9" table:formula="of:=[.F14]+[.G14]" office:value-type="float" office:value="85.6531812971113" calcext:value-type="float">
            <text:p>85,65</text:p>
          </table:table-cell>
          <table:table-cell table:style-name="ce22" table:formula="of:=([.$C$4]*[.$C$6]*([.$C$5]-[.F15])+[.$C$7]*([.$C$8]-[.F15]))/[.$C$2]/[.$C$6]" office:value-type="float" office:value="2.83103116794726" calcext:value-type="float">
            <text:p>2,83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5]+[.$C$9]" office:value-type="float" office:value="6.5" calcext:value-type="float">
            <text:p>6,50</text:p>
          </table:table-cell>
          <table:table-cell table:style-name="ce9" table:formula="of:=[.F15]+[.G15]" office:value-type="float" office:value="88.4842124650586" calcext:value-type="float">
            <text:p>88,48</text:p>
          </table:table-cell>
          <table:table-cell table:style-name="ce22" table:formula="of:=([.$C$4]*[.$C$6]*([.$C$5]-[.F16])+[.$C$7]*([.$C$8]-[.F16]))/[.$C$2]/[.$C$6]" office:value-type="float" office:value="2.60574716596702" calcext:value-type="float">
            <text:p>2,605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6]+[.$C$9]" office:value-type="float" office:value="7" calcext:value-type="float">
            <text:p>7,00</text:p>
          </table:table-cell>
          <table:table-cell table:style-name="ce9" table:formula="of:=[.F16]+[.G16]" office:value-type="float" office:value="91.0899596310256" calcext:value-type="float">
            <text:p>91,09</text:p>
          </table:table-cell>
          <table:table-cell table:style-name="ce22" table:formula="of:=([.$C$4]*[.$C$6]*([.$C$5]-[.F17])+[.$C$7]*([.$C$8]-[.F17]))/[.$C$2]/[.$C$6]" office:value-type="float" office:value="2.39839051219928" calcext:value-type="float">
            <text:p>2,398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7]+[.$C$9]" office:value-type="float" office:value="7.5" calcext:value-type="float">
            <text:p>7,50</text:p>
          </table:table-cell>
          <table:table-cell table:style-name="ce9" table:formula="of:=[.F17]+[.G17]" office:value-type="float" office:value="93.4883501432249" calcext:value-type="float">
            <text:p>93,49</text:p>
          </table:table-cell>
          <table:table-cell table:style-name="ce22" table:formula="of:=([.$C$4]*[.$C$6]*([.$C$5]-[.F18])+[.$C$7]*([.$C$8]-[.F18]))/[.$C$2]/[.$C$6]" office:value-type="float" office:value="2.20753460816786" calcext:value-type="float">
            <text:p>2,20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8]+[.$C$9]" office:value-type="float" office:value="8" calcext:value-type="float">
            <text:p>8,00</text:p>
          </table:table-cell>
          <table:table-cell table:style-name="ce9" table:formula="of:=[.F18]+[.G18]" office:value-type="float" office:value="95.6958847513927" calcext:value-type="float">
            <text:p>95,70</text:p>
          </table:table-cell>
          <table:table-cell table:style-name="ce22" table:formula="of:=([.$C$4]*[.$C$6]*([.$C$5]-[.F19])+[.$C$7]*([.$C$8]-[.F19]))/[.$C$2]/[.$C$6]" office:value-type="float" office:value="2.03186637933711" calcext:value-type="float">
            <text:p>2,031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9]+[.$C$9]" office:value-type="float" office:value="8.5" calcext:value-type="float">
            <text:p>8,50</text:p>
          </table:table-cell>
          <table:table-cell table:style-name="ce9" table:formula="of:=[.F19]+[.G19]" office:value-type="float" office:value="97.7277511307299" calcext:value-type="float">
            <text:p>97,73</text:p>
          </table:table-cell>
          <table:table-cell table:style-name="ce22" table:formula="of:=([.$C$4]*[.$C$6]*([.$C$5]-[.F20])+[.$C$7]*([.$C$8]-[.F20]))/[.$C$2]/[.$C$6]" office:value-type="float" office:value="1.87017724125599" calcext:value-type="float">
            <text:p>1,87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0]+[.$C$9]" office:value-type="float" office:value="9" calcext:value-type="float">
            <text:p>9,00</text:p>
          </table:table-cell>
          <table:table-cell table:style-name="ce9" table:formula="of:=[.F20]+[.G20]" office:value-type="float" office:value="99.5979283719858" calcext:value-type="float">
            <text:p>99,60</text:p>
          </table:table-cell>
          <table:table-cell table:style-name="ce22" table:formula="of:=([.$C$4]*[.$C$6]*([.$C$5]-[.F21])+[.$C$7]*([.$C$8]-[.F21]))/[.$C$2]/[.$C$6]" office:value-type="float" office:value="1.72135478458625" calcext:value-type="float">
            <text:p>1,721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1]+[.$C$9]" office:value-type="float" office:value="9.5" calcext:value-type="float">
            <text:p>9,50</text:p>
          </table:table-cell>
          <table:table-cell table:style-name="ce9" table:formula="of:=[.F21]+[.G21]" office:value-type="float" office:value="101.319283156572" calcext:value-type="float">
            <text:p>101,32</text:p>
          </table:table-cell>
          <table:table-cell table:style-name="ce22" table:formula="of:=([.$C$4]*[.$C$6]*([.$C$5]-[.F22])+[.$C$7]*([.$C$8]-[.F22]))/[.$C$2]/[.$C$6]" office:value-type="float" office:value="1.58437512180825" calcext:value-type="float">
            <text:p>1,584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2]+[.$C$9]" office:value-type="float" office:value="10" calcext:value-type="float">
            <text:p>10,00</text:p>
          </table:table-cell>
          <table:table-cell table:style-name="ce9" table:formula="of:=[.F22]+[.G22]" office:value-type="float" office:value="102.90365827838" calcext:value-type="float">
            <text:p>102,90</text:p>
          </table:table-cell>
          <table:table-cell table:style-name="ce22" table:formula="of:=([.$C$4]*[.$C$6]*([.$C$5]-[.F23])+[.$C$7]*([.$C$8]-[.F23]))/[.$C$2]/[.$C$6]" office:value-type="float" office:value="1.4582958429504" calcext:value-type="float">
            <text:p>1,458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3]+[.$C$9]" office:value-type="float" office:value="10.5" calcext:value-type="float">
            <text:p>10,50</text:p>
          </table:table-cell>
          <table:table-cell table:style-name="ce9" table:formula="of:=[.F23]+[.G23]" office:value-type="float" office:value="104.361954121331" calcext:value-type="float">
            <text:p>104,36</text:p>
          </table:table-cell>
          <table:table-cell table:style-name="ce22" table:formula="of:=([.$C$4]*[.$C$6]*([.$C$5]-[.F24])+[.$C$7]*([.$C$8]-[.F24]))/[.$C$2]/[.$C$6]" office:value-type="float" office:value="1.34224953187809" calcext:value-type="float">
            <text:p>1,342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4]+[.$C$9]" office:value-type="float" office:value="11" calcext:value-type="float">
            <text:p>11,00</text:p>
          </table:table-cell>
          <table:table-cell table:style-name="ce9" table:formula="of:=[.F24]+[.G24]" office:value-type="float" office:value="105.704203653209" calcext:value-type="float">
            <text:p>105,70</text:p>
          </table:table-cell>
          <table:table-cell table:style-name="ce22" table:formula="of:=([.$C$4]*[.$C$6]*([.$C$5]-[.F25])+[.$C$7]*([.$C$8]-[.F25]))/[.$C$2]/[.$C$6]" office:value-type="float" office:value="1.2354377985347" calcext:value-type="float">
            <text:p>1,235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5]+[.$C$9]" office:value-type="float" office:value="11.5" calcext:value-type="float">
            <text:p>11,50</text:p>
          </table:table-cell>
          <table:table-cell table:style-name="ce9" table:formula="of:=[.F25]+[.G25]" office:value-type="float" office:value="106.939641451744" calcext:value-type="float">
            <text:p>106,94</text:p>
          </table:table-cell>
          <table:table-cell table:style-name="ce22" table:formula="of:=([.$C$4]*[.$C$6]*([.$C$5]-[.F26])+[.$C$7]*([.$C$8]-[.F26]))/[.$C$2]/[.$C$6]" office:value-type="float" office:value="1.13712578607693" calcext:value-type="float">
            <text:p>1,137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6]+[.$C$9]" office:value-type="float" office:value="12" calcext:value-type="float">
            <text:p>12,00</text:p>
          </table:table-cell>
          <table:table-cell table:style-name="ce9" table:formula="of:=[.F26]+[.G26]" office:value-type="float" office:value="108.07676723782" calcext:value-type="float">
            <text:p>108,08</text:p>
          </table:table-cell>
          <table:table-cell table:style-name="ce22" table:formula="of:=([.$C$4]*[.$C$6]*([.$C$5]-[.F27])+[.$C$7]*([.$C$8]-[.F27]))/[.$C$2]/[.$C$6]" office:value-type="float" office:value="1.04663711511394" calcext:value-type="float">
            <text:p>1,046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7]+[.$C$9]" office:value-type="float" office:value="12.5" calcext:value-type="float">
            <text:p>12,50</text:p>
          </table:table-cell>
          <table:table-cell table:style-name="ce9" table:formula="of:=[.F27]+[.G27]" office:value-type="float" office:value="109.123404352934" calcext:value-type="float">
            <text:p>109,12</text:p>
          </table:table-cell>
          <table:table-cell table:style-name="ce22" table:formula="of:=([.$C$4]*[.$C$6]*([.$C$5]-[.F28])+[.$C$7]*([.$C$8]-[.F28]))/[.$C$2]/[.$C$6]" office:value-type="float" office:value="0.963349230267063" calcext:value-type="float">
            <text:p>0,96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8]+[.$C$9]" office:value-type="float" office:value="13" calcext:value-type="float">
            <text:p>13,00</text:p>
          </table:table-cell>
          <table:table-cell table:style-name="ce9" table:formula="of:=[.F28]+[.G28]" office:value-type="float" office:value="110.086753583201" calcext:value-type="float">
            <text:p>110,09</text:p>
          </table:table-cell>
          <table:table-cell table:style-name="ce22" table:formula="of:=([.$C$4]*[.$C$6]*([.$C$5]-[.F29])+[.$C$7]*([.$C$8]-[.F29]))/[.$C$2]/[.$C$6]" office:value-type="float" office:value="0.886689117034712" calcext:value-type="float">
            <text:p>0,88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29]+[.$C$9]" office:value-type="float" office:value="13.5" calcext:value-type="float">
            <text:p>13,50</text:p>
          </table:table-cell>
          <table:table-cell table:style-name="ce9" table:formula="of:=[.F29]+[.G29]" office:value-type="float" office:value="110.973442700236" calcext:value-type="float">
            <text:p>110,97</text:p>
          </table:table-cell>
          <table:table-cell table:style-name="ce22" table:formula="of:=([.$C$4]*[.$C$6]*([.$C$5]-[.F30])+[.$C$7]*([.$C$8]-[.F30]))/[.$C$2]/[.$C$6]" office:value-type="float" office:value="0.816129359494937" calcext:value-type="float">
            <text:p>0,816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0]+[.$C$9]" office:value-type="float" office:value="14" calcext:value-type="float">
            <text:p>14,00</text:p>
          </table:table-cell>
          <table:table-cell table:style-name="ce9" table:formula="of:=[.F30]+[.G30]" office:value-type="float" office:value="111.789572059731" calcext:value-type="float">
            <text:p>111,79</text:p>
          </table:table-cell>
          <table:table-cell table:style-name="ce22" table:formula="of:=([.$C$4]*[.$C$6]*([.$C$5]-[.F31])+[.$C$7]*([.$C$8]-[.F31]))/[.$C$2]/[.$C$6]" office:value-type="float" office:value="0.751184511722771" calcext:value-type="float">
            <text:p>0,751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1]+[.$C$9]" office:value-type="float" office:value="14.5" calcext:value-type="float">
            <text:p>14,50</text:p>
          </table:table-cell>
          <table:table-cell table:style-name="ce9" table:formula="of:=[.F31]+[.G31]" office:value-type="float" office:value="112.540756571454" calcext:value-type="float">
            <text:p>112,54</text:p>
          </table:table-cell>
          <table:table-cell table:style-name="ce22" table:formula="of:=([.$C$4]*[.$C$6]*([.$C$5]-[.F32])+[.$C$7]*([.$C$8]-[.F32]))/[.$C$2]/[.$C$6]" office:value-type="float" office:value="0.691407757958105" calcext:value-type="float">
            <text:p>0,691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2]+[.$C$9]" office:value-type="float" office:value="15" calcext:value-type="float">
            <text:p>15,00</text:p>
          </table:table-cell>
          <table:table-cell table:style-name="ce9" table:formula="of:=[.F32]+[.G32]" office:value-type="float" office:value="113.232164329412" calcext:value-type="float">
            <text:p>113,23</text:p>
          </table:table-cell>
          <table:table-cell table:style-name="ce22" table:formula="of:=([.$C$4]*[.$C$6]*([.$C$5]-[.F33])+[.$C$7]*([.$C$8]-[.F33]))/[.$C$2]/[.$C$6]" office:value-type="float" office:value="0.636387838546221" calcext:value-type="float">
            <text:p>0,636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3]+[.$C$9]" office:value-type="float" office:value="15.5" calcext:value-type="float">
            <text:p>15,50</text:p>
          </table:table-cell>
          <table:table-cell table:style-name="ce9" table:formula="of:=[.F33]+[.G33]" office:value-type="float" office:value="113.868552167958" calcext:value-type="float">
            <text:p>113,87</text:p>
          </table:table-cell>
          <table:table-cell table:style-name="ce22" table:formula="of:=([.$C$4]*[.$C$6]*([.$C$5]-[.F34])+[.$C$7]*([.$C$8]-[.F34]))/[.$C$2]/[.$C$6]" office:value-type="float" office:value="0.585746220501725" calcext:value-type="float">
            <text:p>0,585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4]+[.$C$9]" office:value-type="float" office:value="16" calcext:value-type="float">
            <text:p>16,00</text:p>
          </table:table-cell>
          <table:table-cell table:style-name="ce9" table:formula="of:=[.F34]+[.G34]" office:value-type="float" office:value="114.45429838846" calcext:value-type="float">
            <text:p>114,45</text:p>
          </table:table-cell>
          <table:table-cell table:style-name="ce22" table:formula="of:=([.$C$4]*[.$C$6]*([.$C$5]-[.F35])+[.$C$7]*([.$C$8]-[.F35]))/[.$C$2]/[.$C$6]" office:value-type="float" office:value="0.539134493229534" calcext:value-type="float">
            <text:p>0,539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5]+[.$C$9]" office:value-type="float" office:value="16.5" calcext:value-type="float">
            <text:p>16,50</text:p>
          </table:table-cell>
          <table:table-cell table:style-name="ce9" table:formula="of:=[.F35]+[.G35]" office:value-type="float" office:value="114.993432881689" calcext:value-type="float">
            <text:p>114,99</text:p>
          </table:table-cell>
          <table:table-cell table:style-name="ce22" table:formula="of:=([.$C$4]*[.$C$6]*([.$C$5]-[.F36])+[.$C$7]*([.$C$8]-[.F36]))/[.$C$2]/[.$C$6]" office:value-type="float" office:value="0.496231971485696" calcext:value-type="float">
            <text:p>0,496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6]+[.$C$9]" office:value-type="float" office:value="17" calcext:value-type="float">
            <text:p>17,00</text:p>
          </table:table-cell>
          <table:table-cell table:style-name="ce9" table:formula="of:=[.F36]+[.G36]" office:value-type="float" office:value="115.489664853175" calcext:value-type="float">
            <text:p>115,49</text:p>
          </table:table-cell>
          <table:table-cell table:style-name="ce22" table:formula="of:=([.$C$4]*[.$C$6]*([.$C$5]-[.F37])+[.$C$7]*([.$C$8]-[.F37]))/[.$C$2]/[.$C$6]" office:value-type="float" office:value="0.456743489086576" calcext:value-type="float">
            <text:p>0,45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7]+[.$C$9]" office:value-type="float" office:value="17.5" calcext:value-type="float">
            <text:p>17,50</text:p>
          </table:table-cell>
          <table:table-cell table:style-name="ce9" table:formula="of:=[.F37]+[.G37]" office:value-type="float" office:value="115.946408342262" calcext:value-type="float">
            <text:p>115,95</text:p>
          </table:table-cell>
          <table:table-cell table:style-name="ce22" table:formula="of:=([.$C$4]*[.$C$6]*([.$C$5]-[.F38])+[.$C$7]*([.$C$8]-[.F38]))/[.$C$2]/[.$C$6]" office:value-type="float" office:value="0.420397368187296" calcext:value-type="float">
            <text:p>0,42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8]+[.$C$9]" office:value-type="float" office:value="18" calcext:value-type="float">
            <text:p>18,00</text:p>
          </table:table-cell>
          <table:table-cell table:style-name="ce9" table:formula="of:=[.F38]+[.G38]" office:value-type="float" office:value="116.366805710449" calcext:value-type="float">
            <text:p>116,37</text:p>
          </table:table-cell>
          <table:table-cell table:style-name="ce22" table:formula="of:=([.$C$4]*[.$C$6]*([.$C$5]-[.F39])+[.$C$7]*([.$C$8]-[.F39]))/[.$C$2]/[.$C$6]" office:value-type="float" office:value="0.386943550158204" calcext:value-type="float">
            <text:p>0,386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39]+[.$C$9]" office:value-type="float" office:value="18.5" calcext:value-type="float">
            <text:p>18,50</text:p>
          </table:table-cell>
          <table:table-cell table:style-name="ce9" table:formula="of:=[.F39]+[.G39]" office:value-type="float" office:value="116.753749260607" calcext:value-type="float">
            <text:p>116,75</text:p>
          </table:table-cell>
          <table:table-cell table:style-name="ce22" table:formula="of:=([.$C$4]*[.$C$6]*([.$C$5]-[.F40])+[.$C$7]*([.$C$8]-[.F40]))/[.$C$2]/[.$C$6]" office:value-type="float" office:value="0.356151875199962" calcext:value-type="float">
            <text:p>0,356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0]+[.$C$9]" office:value-type="float" office:value="19" calcext:value-type="float">
            <text:p>19,00</text:p>
          </table:table-cell>
          <table:table-cell table:style-name="ce9" table:formula="of:=[.F40]+[.G40]" office:value-type="float" office:value="117.109901135807" calcext:value-type="float">
            <text:p>117,11</text:p>
          </table:table-cell>
          <table:table-cell table:style-name="ce22" table:formula="of:=([.$C$4]*[.$C$6]*([.$C$5]-[.F41])+[.$C$7]*([.$C$8]-[.F41]))/[.$C$2]/[.$C$6]" office:value-type="float" office:value="0.32781049886111" calcext:value-type="float">
            <text:p>0,327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1]+[.$C$9]" office:value-type="float" office:value="19.5" calcext:value-type="float">
            <text:p>19,50</text:p>
          </table:table-cell>
          <table:table-cell table:style-name="ce9" table:formula="of:=[.F41]+[.G41]" office:value-type="float" office:value="117.437711634668" calcext:value-type="float">
            <text:p>117,44</text:p>
          </table:table-cell>
          <table:table-cell table:style-name="ce22" table:formula="of:=([.$C$4]*[.$C$6]*([.$C$5]-[.F42])+[.$C$7]*([.$C$8]-[.F42]))/[.$C$2]/[.$C$6]" office:value-type="float" office:value="0.301724434563867" calcext:value-type="float">
            <text:p>0,301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2]+[.$C$9]" office:value-type="float" office:value="20" calcext:value-type="float">
            <text:p>20,00</text:p>
          </table:table-cell>
          <table:table-cell table:style-name="ce9" table:formula="of:=[.F42]+[.G42]" office:value-type="float" office:value="117.739436069232" calcext:value-type="float">
            <text:p>117,74</text:p>
          </table:table-cell>
          <table:table-cell table:style-name="ce22" table:formula="of:=([.$C$4]*[.$C$6]*([.$C$5]-[.F43])+[.$C$7]*([.$C$8]-[.F43]))/[.$C$2]/[.$C$6]" office:value-type="float" office:value="0.277714212110873" calcext:value-type="float">
            <text:p>0,277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3]+[.$C$9]" office:value-type="float" office:value="20.5" calcext:value-type="float">
            <text:p>20,50</text:p>
          </table:table-cell>
          <table:table-cell table:style-name="ce9" table:formula="of:=[.F43]+[.G43]" office:value-type="float" office:value="118.017150281343" calcext:value-type="float">
            <text:p>118,02</text:p>
          </table:table-cell>
          <table:table-cell table:style-name="ce22" table:formula="of:=([.$C$4]*[.$C$6]*([.$C$5]-[.F44])+[.$C$7]*([.$C$8]-[.F44]))/[.$C$2]/[.$C$6]" office:value-type="float" office:value="0.255614642943468" calcext:value-type="float">
            <text:p>0,255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4]+[.$C$9]" office:value-type="float" office:value="21" calcext:value-type="float">
            <text:p>21,00</text:p>
          </table:table-cell>
          <table:table-cell table:style-name="ce9" table:formula="of:=[.F44]+[.G44]" office:value-type="float" office:value="118.272764924287" calcext:value-type="float">
            <text:p>118,27</text:p>
          </table:table-cell>
          <table:table-cell table:style-name="ce22" table:formula="of:=([.$C$4]*[.$C$6]*([.$C$5]-[.F45])+[.$C$7]*([.$C$8]-[.F45]))/[.$C$2]/[.$C$6]" office:value-type="float" office:value="0.235273683656605" calcext:value-type="float">
            <text:p>0,235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5]+[.$C$9]" office:value-type="float" office:value="21.5" calcext:value-type="float">
            <text:p>21,50</text:p>
          </table:table-cell>
          <table:table-cell table:style-name="ce9" table:formula="of:=[.F45]+[.G45]" office:value-type="float" office:value="118.508038607943" calcext:value-type="float">
            <text:p>118,51</text:p>
          </table:table-cell>
          <table:table-cell table:style-name="ce22" table:formula="of:=([.$C$4]*[.$C$6]*([.$C$5]-[.F46])+[.$C$7]*([.$C$8]-[.F46]))/[.$C$2]/[.$C$6]" office:value-type="float" office:value="0.216551389951437" calcext:value-type="float">
            <text:p>0,216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6]+[.$C$9]" office:value-type="float" office:value="22" calcext:value-type="float">
            <text:p>22,00</text:p>
          </table:table-cell>
          <table:table-cell table:style-name="ce9" table:formula="of:=[.F46]+[.G46]" office:value-type="float" office:value="118.724589997895" calcext:value-type="float">
            <text:p>118,72</text:p>
          </table:table-cell>
          <table:table-cell table:style-name="ce22" table:formula="of:=([.$C$4]*[.$C$6]*([.$C$5]-[.F47])+[.$C$7]*([.$C$8]-[.F47]))/[.$C$2]/[.$C$6]" office:value-type="float" office:value="0.199318953828872" calcext:value-type="float">
            <text:p>0,199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7]+[.$C$9]" office:value-type="float" office:value="22.5" calcext:value-type="float">
            <text:p>22,50</text:p>
          </table:table-cell>
          <table:table-cell table:style-name="ce9" table:formula="of:=[.F47]+[.G47]" office:value-type="float" office:value="118.923908951723" calcext:value-type="float">
            <text:p>118,92</text:p>
          </table:table-cell>
          <table:table-cell table:style-name="ce22" table:formula="of:=([.$C$4]*[.$C$6]*([.$C$5]-[.F48])+[.$C$7]*([.$C$8]-[.F48]))/[.$C$2]/[.$C$6]" office:value-type="float" office:value="0.183457817400042" calcext:value-type="float">
            <text:p>0,183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8]+[.$C$9]" office:value-type="float" office:value="23" calcext:value-type="float">
            <text:p>23,00</text:p>
          </table:table-cell>
          <table:table-cell table:style-name="ce9" table:formula="of:=[.F48]+[.G48]" office:value-type="float" office:value="119.107366769123" calcext:value-type="float">
            <text:p>119,11</text:p>
          </table:table-cell>
          <table:table-cell table:style-name="ce22" table:formula="of:=([.$C$4]*[.$C$6]*([.$C$5]-[.F49])+[.$C$7]*([.$C$8]-[.F49]))/[.$C$2]/[.$C$6]" office:value-type="float" office:value="0.168858857216777" calcext:value-type="float">
            <text:p>0,168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49]+[.$C$9]" office:value-type="float" office:value="23.5" calcext:value-type="float">
            <text:p>23,50</text:p>
          </table:table-cell>
          <table:table-cell table:style-name="ce9" table:formula="of:=[.F49]+[.G49]" office:value-type="float" office:value="119.27622562634" calcext:value-type="float">
            <text:p>119,28</text:p>
          </table:table-cell>
          <table:table-cell table:style-name="ce22" table:formula="of:=([.$C$4]*[.$C$6]*([.$C$5]-[.F50])+[.$C$7]*([.$C$8]-[.F50]))/[.$C$2]/[.$C$6]" office:value-type="float" office:value="0.15542163351034" calcext:value-type="float">
            <text:p>0,155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0]+[.$C$9]" office:value-type="float" office:value="24" calcext:value-type="float">
            <text:p>24,00</text:p>
          </table:table-cell>
          <table:table-cell table:style-name="ce9" table:formula="of:=[.F50]+[.G50]" office:value-type="float" office:value="119.431647259851" calcext:value-type="float">
            <text:p>119,43</text:p>
          </table:table-cell>
          <table:table-cell table:style-name="ce22" table:formula="of:=([.$C$4]*[.$C$6]*([.$C$5]-[.F51])+[.$C$7]*([.$C$8]-[.F51]))/[.$C$2]/[.$C$6]" office:value-type="float" office:value="0.143053699173218" calcext:value-type="float">
            <text:p>0,143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1]+[.$C$9]" office:value-type="float" office:value="24.5" calcext:value-type="float">
            <text:p>24,50</text:p>
          </table:table-cell>
          <table:table-cell table:style-name="ce9" table:formula="of:=[.F51]+[.G51]" office:value-type="float" office:value="119.574700959024" calcext:value-type="float">
            <text:p>119,57</text:p>
          </table:table-cell>
          <table:table-cell table:style-name="ce22" table:formula="of:=([.$C$4]*[.$C$6]*([.$C$5]-[.F52])+[.$C$7]*([.$C$8]-[.F52]))/[.$C$2]/[.$C$6]" office:value-type="float" office:value="0.131669963729857" calcext:value-type="float">
            <text:p>0,131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2]+[.$C$9]" office:value-type="float" office:value="25" calcext:value-type="float">
            <text:p>25,00</text:p>
          </table:table-cell>
          <table:table-cell table:style-name="ce9" table:formula="of:=[.F52]+[.G52]" office:value-type="float" office:value="119.706370922754" calcext:value-type="float">
            <text:p>119,71</text:p>
          </table:table-cell>
          <table:table-cell table:style-name="ce22" table:formula="of:=([.$C$4]*[.$C$6]*([.$C$5]-[.F53])+[.$C$7]*([.$C$8]-[.F53]))/[.$C$2]/[.$C$6]" office:value-type="float" office:value="0.121192107920461" calcext:value-type="float">
            <text:p>0,121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3]+[.$C$9]" office:value-type="float" office:value="25.5" calcext:value-type="float">
            <text:p>25,50</text:p>
          </table:table-cell>
          <table:table-cell table:style-name="ce9" table:formula="of:=[.F53]+[.G53]" office:value-type="float" office:value="119.827563030674" calcext:value-type="float">
            <text:p>119,83</text:p>
          </table:table-cell>
          <table:table-cell table:style-name="ce22" table:formula="of:=([.$C$4]*[.$C$6]*([.$C$5]-[.F54])+[.$C$7]*([.$C$8]-[.F54]))/[.$C$2]/[.$C$6]" office:value-type="float" office:value="0.111548044870268" calcext:value-type="float">
            <text:p>0,111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4]+[.$C$9]" office:value-type="float" office:value="26" calcext:value-type="float">
            <text:p>26,00</text:p>
          </table:table-cell>
          <table:table-cell table:style-name="ce9" table:formula="of:=[.F54]+[.G54]" office:value-type="float" office:value="119.939111075544" calcext:value-type="float">
            <text:p>119,94</text:p>
          </table:table-cell>
          <table:table-cell table:style-name="ce22" table:formula="of:=([.$C$4]*[.$C$6]*([.$C$5]-[.F55])+[.$C$7]*([.$C$8]-[.F55]))/[.$C$2]/[.$C$6]" office:value-type="float" office:value="0.102671424137171" calcext:value-type="float">
            <text:p>0,102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5]+[.$C$9]" office:value-type="float" office:value="26.5" calcext:value-type="float">
            <text:p>26,50</text:p>
          </table:table-cell>
          <table:table-cell table:style-name="ce9" table:formula="of:=[.F55]+[.G55]" office:value-type="float" office:value="120.041782499682" calcext:value-type="float">
            <text:p>120,04</text:p>
          </table:table-cell>
          <table:table-cell table:style-name="ce22" table:formula="of:=([.$C$4]*[.$C$6]*([.$C$5]-[.F56])+[.$C$7]*([.$C$8]-[.F56]))/[.$C$2]/[.$C$6]" office:value-type="float" office:value="0.0945011752255681" calcext:value-type="float">
            <text:p>0,09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6]+[.$C$9]" office:value-type="float" office:value="27" calcext:value-type="float">
            <text:p>27,00</text:p>
          </table:table-cell>
          <table:table-cell table:style-name="ce9" table:formula="of:=[.F56]+[.G56]" office:value-type="float" office:value="120.136283674907" calcext:value-type="float">
            <text:p>120,14</text:p>
          </table:table-cell>
          <table:table-cell table:style-name="ce22" table:formula="of:=([.$C$4]*[.$C$6]*([.$C$5]-[.F57])+[.$C$7]*([.$C$8]-[.F57]))/[.$C$2]/[.$C$6]" office:value-type="float" office:value="0.0869810874258672" calcext:value-type="float">
            <text:p>0,087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7]+[.$C$9]" office:value-type="float" office:value="27.5" calcext:value-type="float">
            <text:p>27,50</text:p>
          </table:table-cell>
          <table:table-cell table:style-name="ce9" table:formula="of:=[.F57]+[.G57]" office:value-type="float" office:value="120.223264762333" calcext:value-type="float">
            <text:p>120,22</text:p>
          </table:table-cell>
          <table:table-cell table:style-name="ce22" table:formula="of:=([.$C$4]*[.$C$6]*([.$C$5]-[.F58])+[.$C$7]*([.$C$8]-[.F58]))/[.$C$2]/[.$C$6]" office:value-type="float" office:value="0.0800594230889459" calcext:value-type="float">
            <text:p>0,08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8]+[.$C$9]" office:value-type="float" office:value="28" calcext:value-type="float">
            <text:p>28,00</text:p>
          </table:table-cell>
          <table:table-cell table:style-name="ce9" table:formula="of:=[.F58]+[.G58]" office:value-type="float" office:value="120.303324185422" calcext:value-type="float">
            <text:p>120,30</text:p>
          </table:table-cell>
          <table:table-cell table:style-name="ce22" table:formula="of:=([.$C$4]*[.$C$6]*([.$C$5]-[.F59])+[.$C$7]*([.$C$8]-[.F59]))/[.$C$2]/[.$C$6]" office:value-type="float" office:value="0.0736885616749462" calcext:value-type="float">
            <text:p>0,073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59]+[.$C$9]" office:value-type="float" office:value="28.5" calcext:value-type="float">
            <text:p>28,50</text:p>
          </table:table-cell>
          <table:table-cell table:style-name="ce9" table:formula="of:=[.F59]+[.G59]" office:value-type="float" office:value="120.377012747097" calcext:value-type="float">
            <text:p>120,38</text:p>
          </table:table-cell>
          <table:table-cell table:style-name="ce22" table:formula="of:=([.$C$4]*[.$C$6]*([.$C$5]-[.F60])+[.$C$7]*([.$C$8]-[.F60]))/[.$C$2]/[.$C$6]" office:value-type="float" office:value="0.0678246721274723" calcext:value-type="float">
            <text:p>0,067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0]+[.$C$9]" office:value-type="float" office:value="29" calcext:value-type="float">
            <text:p>29,00</text:p>
          </table:table-cell>
          <table:table-cell table:style-name="ce9" table:formula="of:=[.F60]+[.G60]" office:value-type="float" office:value="120.444837419224" calcext:value-type="float">
            <text:p>120,44</text:p>
          </table:table-cell>
          <table:table-cell table:style-name="ce22" table:formula="of:=([.$C$4]*[.$C$6]*([.$C$5]-[.F61])+[.$C$7]*([.$C$8]-[.F61]))/[.$C$2]/[.$C$6]" office:value-type="float" office:value="0.0624274113191593" calcext:value-type="float">
            <text:p>0,062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1]+[.$C$9]" office:value-type="float" office:value="29.5" calcext:value-type="float">
            <text:p>29,50</text:p>
          </table:table-cell>
          <table:table-cell table:style-name="ce9" table:formula="of:=[.F61]+[.G61]" office:value-type="float" office:value="120.507264830544" calcext:value-type="float">
            <text:p>120,51</text:p>
          </table:table-cell>
          <table:table-cell table:style-name="ce22" table:formula="of:=([.$C$4]*[.$C$6]*([.$C$5]-[.F62])+[.$C$7]*([.$C$8]-[.F62]))/[.$C$2]/[.$C$6]" office:value-type="float" office:value="0.0574596464939329" calcext:value-type="float">
            <text:p>0,05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2]+[.$C$9]" office:value-type="float" office:value="30" calcext:value-type="float">
            <text:p>30,00</text:p>
          </table:table-cell>
          <table:table-cell table:style-name="ce9" table:formula="of:=[.F62]+[.G62]" office:value-type="float" office:value="120.564724477037" calcext:value-type="float">
            <text:p>120,56</text:p>
          </table:table-cell>
          <table:table-cell table:style-name="ce22" table:formula="of:=([.$C$4]*[.$C$6]*([.$C$5]-[.F63])+[.$C$7]*([.$C$8]-[.F63]))/[.$C$2]/[.$C$6]" office:value-type="float" office:value="0.052887199796389" calcext:value-type="float">
            <text:p>0,052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3]+[.$C$9]" office:value-type="float" office:value="30.5" calcext:value-type="float">
            <text:p>30,50</text:p>
          </table:table-cell>
          <table:table-cell table:style-name="ce9" table:formula="of:=[.F63]+[.G63]" office:value-type="float" office:value="120.617611676834" calcext:value-type="float">
            <text:p>120,62</text:p>
          </table:table-cell>
          <table:table-cell table:style-name="ce22" table:formula="of:=([.$C$4]*[.$C$6]*([.$C$5]-[.F64])+[.$C$7]*([.$C$8]-[.F64]))/[.$C$2]/[.$C$6]" office:value-type="float" office:value="0.0486786131306694" calcext:value-type="float">
            <text:p>0,048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4]+[.$C$9]" office:value-type="float" office:value="31" calcext:value-type="float">
            <text:p>31,00</text:p>
          </table:table-cell>
          <table:table-cell table:style-name="ce9" table:formula="of:=[.F64]+[.G64]" office:value-type="float" office:value="120.666290289965" calcext:value-type="float">
            <text:p>120,67</text:p>
          </table:table-cell>
          <table:table-cell table:style-name="ce22" table:formula="of:=([.$C$4]*[.$C$6]*([.$C$5]-[.F65])+[.$C$7]*([.$C$8]-[.F65]))/[.$C$2]/[.$C$6]" office:value-type="float" office:value="0.0448049317310831" calcext:value-type="float">
            <text:p>0,04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5]+[.$C$9]" office:value-type="float" office:value="31.5" calcext:value-type="float">
            <text:p>31,50</text:p>
          </table:table-cell>
          <table:table-cell table:style-name="ce9" table:formula="of:=[.F65]+[.G65]" office:value-type="float" office:value="120.711095221696" calcext:value-type="float">
            <text:p>120,71</text:p>
          </table:table-cell>
          <table:table-cell table:style-name="ce22" table:formula="of:=([.$C$4]*[.$C$6]*([.$C$5]-[.F66])+[.$C$7]*([.$C$8]-[.F66]))/[.$C$2]/[.$C$6]" office:value-type="float" office:value="0.0412395049554577" calcext:value-type="float">
            <text:p>0,041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6]+[.$C$9]" office:value-type="float" office:value="32" calcext:value-type="float">
            <text:p>32,00</text:p>
          </table:table-cell>
          <table:table-cell table:style-name="ce9" table:formula="of:=[.F66]+[.G66]" office:value-type="float" office:value="120.752334726651" calcext:value-type="float">
            <text:p>120,75</text:p>
          </table:table-cell>
          <table:table-cell table:style-name="ce22" table:formula="of:=([.$C$4]*[.$C$6]*([.$C$5]-[.F67])+[.$C$7]*([.$C$8]-[.F67]))/[.$C$2]/[.$C$6]" office:value-type="float" office:value="0.0379578029306845" calcext:value-type="float">
            <text:p>0,038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7]+[.$C$9]" office:value-type="float" office:value="32.5" calcext:value-type="float">
            <text:p>32,50</text:p>
          </table:table-cell>
          <table:table-cell table:style-name="ce9" table:formula="of:=[.F67]+[.G67]" office:value-type="float" office:value="120.790292529582" calcext:value-type="float">
            <text:p>120,79</text:p>
          </table:table-cell>
          <table:table-cell table:style-name="ce22" table:formula="of:=([.$C$4]*[.$C$6]*([.$C$5]-[.F68])+[.$C$7]*([.$C$8]-[.F68]))/[.$C$2]/[.$C$6]" office:value-type="float" office:value="0.0349372477890031" calcext:value-type="float">
            <text:p>0,034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8]+[.$C$9]" office:value-type="float" office:value="33" calcext:value-type="float">
            <text:p>33,00</text:p>
          </table:table-cell>
          <table:table-cell table:style-name="ce9" table:formula="of:=[.F68]+[.G68]" office:value-type="float" office:value="120.825229777371" calcext:value-type="float">
            <text:p>120,83</text:p>
          </table:table-cell>
          <table:table-cell table:style-name="ce22" table:formula="of:=([.$C$4]*[.$C$6]*([.$C$5]-[.F69])+[.$C$7]*([.$C$8]-[.F69]))/[.$C$2]/[.$C$6]" office:value-type="float" office:value="0.0321570583339398" calcext:value-type="float">
            <text:p>0,032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69]+[.$C$9]" office:value-type="float" office:value="33.5" calcext:value-type="float">
            <text:p>33,50</text:p>
          </table:table-cell>
          <table:table-cell table:style-name="ce9" table:formula="of:=[.F69]+[.G69]" office:value-type="float" office:value="120.857386835705" calcext:value-type="float">
            <text:p>120,86</text:p>
          </table:table-cell>
          <table:table-cell table:style-name="ce22" table:formula="of:=([.$C$4]*[.$C$6]*([.$C$5]-[.F70])+[.$C$7]*([.$C$8]-[.F70]))/[.$C$2]/[.$C$6]" office:value-type="float" office:value="0.0295981070672061" calcext:value-type="float">
            <text:p>0,029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0]+[.$C$9]" office:value-type="float" office:value="34" calcext:value-type="float">
            <text:p>34,00</text:p>
          </table:table-cell>
          <table:table-cell table:style-name="ce9" table:formula="of:=[.F70]+[.G70]" office:value-type="float" office:value="120.886984942772" calcext:value-type="float">
            <text:p>120,89</text:p>
          </table:table-cell>
          <table:table-cell table:style-name="ce22" table:formula="of:=([.$C$4]*[.$C$6]*([.$C$5]-[.F71])+[.$C$7]*([.$C$8]-[.F71]))/[.$C$2]/[.$C$6]" office:value-type="float" office:value="0.0272427885929225" calcext:value-type="float">
            <text:p>0,027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1]+[.$C$9]" office:value-type="float" office:value="34.5" calcext:value-type="float">
            <text:p>34,50</text:p>
          </table:table-cell>
          <table:table-cell table:style-name="ce9" table:formula="of:=[.F71]+[.G71]" office:value-type="float" office:value="120.914227731365" calcext:value-type="float">
            <text:p>120,91</text:p>
          </table:table-cell>
          <table:table-cell table:style-name="ce22" table:formula="of:=([.$C$4]*[.$C$6]*([.$C$5]-[.F72])+[.$C$7]*([.$C$8]-[.F72]))/[.$C$2]/[.$C$6]" office:value-type="float" office:value="0.0250748984937943" calcext:value-type="float">
            <text:p>0,025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2]+[.$C$9]" office:value-type="float" office:value="35" calcext:value-type="float">
            <text:p>35,00</text:p>
          </table:table-cell>
          <table:table-cell table:style-name="ce9" table:formula="of:=[.F72]+[.G72]" office:value-type="float" office:value="120.939302629859" calcext:value-type="float">
            <text:p>120,94</text:p>
          </table:table-cell>
          <table:table-cell table:style-name="ce22" table:formula="of:=([.$C$4]*[.$C$6]*([.$C$5]-[.F73])+[.$C$7]*([.$C$8]-[.F73]))/[.$C$2]/[.$C$6]" office:value-type="float" office:value="0.0230795218459182" calcext:value-type="float">
            <text:p>0,023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3]+[.$C$9]" office:value-type="float" office:value="35.5" calcext:value-type="float">
            <text:p>35,50</text:p>
          </table:table-cell>
          <table:table-cell table:style-name="ce9" table:formula="of:=[.F73]+[.G73]" office:value-type="float" office:value="120.962382151705" calcext:value-type="float">
            <text:p>120,96</text:p>
          </table:table-cell>
          <table:table-cell table:style-name="ce22" table:formula="of:=([.$C$4]*[.$C$6]*([.$C$5]-[.F74])+[.$C$7]*([.$C$8]-[.F74]))/[.$C$2]/[.$C$6]" office:value-type="float" office:value="0.0212429306052048" calcext:value-type="float">
            <text:p>0,021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4]+[.$C$9]" office:value-type="float" office:value="36" calcext:value-type="float">
            <text:p>36,00</text:p>
          </table:table-cell>
          <table:table-cell table:style-name="ce9" table:formula="of:=[.F74]+[.G74]" office:value-type="float" office:value="120.98362508231" calcext:value-type="float">
            <text:p>120,98</text:p>
          </table:table-cell>
          <table:table-cell table:style-name="ce22" table:formula="of:=([.$C$4]*[.$C$6]*([.$C$5]-[.F75])+[.$C$7]*([.$C$8]-[.F75]))/[.$C$2]/[.$C$6]" office:value-type="float" office:value="0.0195524891594469" calcext:value-type="float">
            <text:p>0,019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5]+[.$C$9]" office:value-type="float" office:value="36.5" calcext:value-type="float">
            <text:p>36,50</text:p>
          </table:table-cell>
          <table:table-cell table:style-name="ce9" table:formula="of:=[.F75]+[.G75]" office:value-type="float" office:value="121.003177571469" calcext:value-type="float">
            <text:p>121,00</text:p>
          </table:table-cell>
          <table:table-cell table:style-name="ce22" table:formula="of:=([.$C$4]*[.$C$6]*([.$C$5]-[.F76])+[.$C$7]*([.$C$8]-[.F76]))/[.$C$2]/[.$C$6]" office:value-type="float" office:value="0.0179965673962433" calcext:value-type="float">
            <text:p>0,018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6]+[.$C$9]" office:value-type="float" office:value="37" calcext:value-type="float">
            <text:p>37,00</text:p>
          </table:table-cell>
          <table:table-cell table:style-name="ce9" table:formula="of:=[.F76]+[.G76]" office:value-type="float" office:value="121.021174138865" calcext:value-type="float">
            <text:p>121,02</text:p>
          </table:table-cell>
          <table:table-cell table:style-name="ce22" table:formula="of:=([.$C$4]*[.$C$6]*([.$C$5]-[.F77])+[.$C$7]*([.$C$8]-[.F77]))/[.$C$2]/[.$C$6]" office:value-type="float" office:value="0.0165644606886823" calcext:value-type="float">
            <text:p>0,016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7]+[.$C$9]" office:value-type="float" office:value="37.5" calcext:value-type="float">
            <text:p>37,50</text:p>
          </table:table-cell>
          <table:table-cell table:style-name="ce9" table:formula="of:=[.F77]+[.G77]" office:value-type="float" office:value="121.037738599554" calcext:value-type="float">
            <text:p>121,04</text:p>
          </table:table-cell>
          <table:table-cell table:style-name="ce22" table:formula="of:=([.$C$4]*[.$C$6]*([.$C$5]-[.F78])+[.$C$7]*([.$C$8]-[.F78]))/[.$C$2]/[.$C$6]" office:value-type="float" office:value="0.0152463162482956" calcext:value-type="float">
            <text:p>0,015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8]+[.$C$9]" office:value-type="float" office:value="38" calcext:value-type="float">
            <text:p>38,00</text:p>
          </table:table-cell>
          <table:table-cell table:style-name="ce9" table:formula="of:=[.F78]+[.G78]" office:value-type="float" office:value="121.052984915802" calcext:value-type="float">
            <text:p>121,05</text:p>
          </table:table-cell>
          <table:table-cell table:style-name="ce22" table:formula="of:=([.$C$4]*[.$C$6]*([.$C$5]-[.F79])+[.$C$7]*([.$C$8]-[.F79]))/[.$C$2]/[.$C$6]" office:value-type="float" office:value="0.0140330653386059" calcext:value-type="float">
            <text:p>0,014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79]+[.$C$9]" office:value-type="float" office:value="38.5" calcext:value-type="float">
            <text:p>38,50</text:p>
          </table:table-cell>
          <table:table-cell table:style-name="ce9" table:formula="of:=[.F79]+[.G79]" office:value-type="float" office:value="121.067017981141" calcext:value-type="float">
            <text:p>121,07</text:p>
          </table:table-cell>
          <table:table-cell table:style-name="ce22" table:formula="of:=([.$C$4]*[.$C$6]*([.$C$5]-[.F80])+[.$C$7]*([.$C$8]-[.F80]))/[.$C$2]/[.$C$6]" office:value-type="float" office:value="0.0129163608828845" calcext:value-type="float">
            <text:p>0,012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0]+[.$C$9]" office:value-type="float" office:value="39" calcext:value-type="float">
            <text:p>39,00</text:p>
          </table:table-cell>
          <table:table-cell table:style-name="ce9" table:formula="of:=[.F80]+[.G80]" office:value-type="float" office:value="121.079934342024" calcext:value-type="float">
            <text:p>121,08</text:p>
          </table:table-cell>
          <table:table-cell table:style-name="ce22" table:formula="of:=([.$C$4]*[.$C$6]*([.$C$5]-[.F81])+[.$C$7]*([.$C$8]-[.F81]))/[.$C$2]/[.$C$6]" office:value-type="float" office:value="0.0118885200368839" calcext:value-type="float">
            <text:p>0,011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1]+[.$C$9]" office:value-type="float" office:value="39.5" calcext:value-type="float">
            <text:p>39,50</text:p>
          </table:table-cell>
          <table:table-cell table:style-name="ce9" table:formula="of:=[.F81]+[.G81]" office:value-type="float" office:value="121.091822862061" calcext:value-type="float">
            <text:p>121,09</text:p>
          </table:table-cell>
          <table:table-cell table:style-name="ce22" table:formula="of:=([.$C$4]*[.$C$6]*([.$C$5]-[.F82])+[.$C$7]*([.$C$8]-[.F82]))/[.$C$2]/[.$C$6]" office:value-type="float" office:value="0.0109424713314314" calcext:value-type="float">
            <text:p>0,010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2]+[.$C$9]" office:value-type="float" office:value="40" calcext:value-type="float">
            <text:p>40,00</text:p>
          </table:table-cell>
          <table:table-cell table:style-name="ce9" table:formula="of:=[.F82]+[.G82]" office:value-type="float" office:value="121.102765333392" calcext:value-type="float">
            <text:p>121,10</text:p>
          </table:table-cell>
          <table:table-cell table:style-name="ce22" table:formula="of:=([.$C$4]*[.$C$6]*([.$C$5]-[.F83])+[.$C$7]*([.$C$8]-[.F83]))/[.$C$2]/[.$C$6]" office:value-type="float" office:value="0.0100717060212468" calcext:value-type="float">
            <text:p>0,01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3]+[.$C$9]" office:value-type="float" office:value="40.5" calcext:value-type="float">
            <text:p>40,50</text:p>
          </table:table-cell>
          <table:table-cell table:style-name="ce9" table:formula="of:=[.F83]+[.G83]" office:value-type="float" office:value="121.112837039414" calcext:value-type="float">
            <text:p>121,11</text:p>
          </table:table-cell>
          <table:table-cell table:style-name="ce22" table:formula="of:=([.$C$4]*[.$C$6]*([.$C$5]-[.F84])+[.$C$7]*([.$C$8]-[.F84]))/[.$C$2]/[.$C$6]" office:value-type="float" office:value="0.00927023330525358" calcext:value-type="float">
            <text:p>0,009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4]+[.$C$9]" office:value-type="float" office:value="41" calcext:value-type="float">
            <text:p>41,00</text:p>
          </table:table-cell>
          <table:table-cell table:style-name="ce9" table:formula="of:=[.F84]+[.G84]" office:value-type="float" office:value="121.122107272719" calcext:value-type="float">
            <text:p>121,12</text:p>
          </table:table-cell>
          <table:table-cell table:style-name="ce22" table:formula="of:=([.$C$4]*[.$C$6]*([.$C$5]-[.F85])+[.$C$7]*([.$C$8]-[.F85]))/[.$C$2]/[.$C$6]" office:value-type="float" office:value="0.00853253911031008" calcext:value-type="float">
            <text:p>0,008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5]+[.$C$9]" office:value-type="float" office:value="41.5" calcext:value-type="float">
            <text:p>41,50</text:p>
          </table:table-cell>
          <table:table-cell table:style-name="ce9" table:formula="of:=[.F85]+[.G85]" office:value-type="float" office:value="121.130639811829" calcext:value-type="float">
            <text:p>121,13</text:p>
          </table:table-cell>
          <table:table-cell table:style-name="ce22" table:formula="of:=([.$C$4]*[.$C$6]*([.$C$5]-[.F86])+[.$C$7]*([.$C$8]-[.F86]))/[.$C$2]/[.$C$6]" office:value-type="float" office:value="0.00785354815479331" calcext:value-type="float">
            <text:p>0,007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6]+[.$C$9]" office:value-type="float" office:value="42" calcext:value-type="float">
            <text:p>42,00</text:p>
          </table:table-cell>
          <table:table-cell table:style-name="ce9" table:formula="of:=[.F86]+[.G86]" office:value-type="float" office:value="121.138493359984" calcext:value-type="float">
            <text:p>121,14</text:p>
          </table:table-cell>
          <table:table-cell table:style-name="ce22" table:formula="of:=([.$C$4]*[.$C$6]*([.$C$5]-[.F87])+[.$C$7]*([.$C$8]-[.F87]))/[.$C$2]/[.$C$6]" office:value-type="float" office:value="0.00722858903103332" calcext:value-type="float">
            <text:p>0,007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7]+[.$C$9]" office:value-type="float" office:value="42.5" calcext:value-type="float">
            <text:p>42,50</text:p>
          </table:table-cell>
          <table:table-cell table:style-name="ce9" table:formula="of:=[.F87]+[.G87]" office:value-type="float" office:value="121.145721949015" calcext:value-type="float">
            <text:p>121,15</text:p>
          </table:table-cell>
          <table:table-cell table:style-name="ce22" table:formula="of:=([.$C$4]*[.$C$6]*([.$C$5]-[.F88])+[.$C$7]*([.$C$8]-[.F88]))/[.$C$2]/[.$C$6]" office:value-type="float" office:value="0.00665336206637875" calcext:value-type="float">
            <text:p>0,00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8]+[.$C$9]" office:value-type="float" office:value="43" calcext:value-type="float">
            <text:p>43,00</text:p>
          </table:table-cell>
          <table:table-cell table:style-name="ce9" table:formula="of:=[.F88]+[.G88]" office:value-type="float" office:value="121.152375311081" calcext:value-type="float">
            <text:p>121,15</text:p>
          </table:table-cell>
          <table:table-cell table:style-name="ce22" table:formula="of:=([.$C$4]*[.$C$6]*([.$C$5]-[.F89])+[.$C$7]*([.$C$8]-[.F89]))/[.$C$2]/[.$C$6]" office:value-type="float" office:value="0.00612390974176042" calcext:value-type="float">
            <text:p>0,006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89]+[.$C$9]" office:value-type="float" office:value="43.5" calcext:value-type="float">
            <text:p>43,50</text:p>
          </table:table-cell>
          <table:table-cell table:style-name="ce9" table:formula="of:=[.F89]+[.G89]" office:value-type="float" office:value="121.158499220823" calcext:value-type="float">
            <text:p>121,16</text:p>
          </table:table-cell>
          <table:table-cell table:style-name="ce22" table:formula="of:=([.$C$4]*[.$C$6]*([.$C$5]-[.F90])+[.$C$7]*([.$C$8]-[.F90]))/[.$C$2]/[.$C$6]" office:value-type="float" office:value="0.00563658946425541" calcext:value-type="float">
            <text:p>0,005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0]+[.$C$9]" office:value-type="float" office:value="44" calcext:value-type="float">
            <text:p>44,00</text:p>
          </table:table-cell>
          <table:table-cell table:style-name="ce9" table:formula="of:=[.F90]+[.G90]" office:value-type="float" office:value="121.164135810287" calcext:value-type="float">
            <text:p>121,16</text:p>
          </table:table-cell>
          <table:table-cell table:style-name="ce22" table:formula="of:=([.$C$4]*[.$C$6]*([.$C$5]-[.F91])+[.$C$7]*([.$C$8]-[.F91]))/[.$C$2]/[.$C$6]" office:value-type="float" office:value="0.00518804850631585" calcext:value-type="float">
            <text:p>0,005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1]+[.$C$9]" office:value-type="float" office:value="44.5" calcext:value-type="float">
            <text:p>44,50</text:p>
          </table:table-cell>
          <table:table-cell table:style-name="ce9" table:formula="of:=[.F91]+[.G91]" office:value-type="float" office:value="121.169323858794" calcext:value-type="float">
            <text:p>121,17</text:p>
          </table:table-cell>
          <table:table-cell table:style-name="ce22" table:formula="of:=([.$C$4]*[.$C$6]*([.$C$5]-[.F92])+[.$C$7]*([.$C$8]-[.F92]))/[.$C$2]/[.$C$6]" office:value-type="float" office:value="0.00477520093925177" calcext:value-type="float">
            <text:p>0,00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2]+[.$C$9]" office:value-type="float" office:value="45" calcext:value-type="float">
            <text:p>45,00</text:p>
          </table:table-cell>
          <table:table-cell table:style-name="ce9" table:formula="of:=[.F92]+[.G92]" office:value-type="float" office:value="121.174099059733" calcext:value-type="float">
            <text:p>121,17</text:p>
          </table:table-cell>
          <table:table-cell table:style-name="ce22" table:formula="of:=([.$C$4]*[.$C$6]*([.$C$5]-[.F93])+[.$C$7]*([.$C$8]-[.F93]))/[.$C$2]/[.$C$6]" office:value-type="float" office:value="0.00439520640226668" calcext:value-type="float">
            <text:p>0,004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3]+[.$C$9]" office:value-type="float" office:value="45.5" calcext:value-type="float">
            <text:p>45,50</text:p>
          </table:table-cell>
          <table:table-cell table:style-name="ce9" table:formula="of:=[.F93]+[.G93]" office:value-type="float" office:value="121.178494266135" calcext:value-type="float">
            <text:p>121,18</text:p>
          </table:table-cell>
          <table:table-cell table:style-name="ce22" table:formula="of:=([.$C$4]*[.$C$6]*([.$C$5]-[.F94])+[.$C$7]*([.$C$8]-[.F94]))/[.$C$2]/[.$C$6]" office:value-type="float" office:value="0.00404545056098806" calcext:value-type="float">
            <text:p>0,004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4]+[.$C$9]" office:value-type="float" office:value="46" calcext:value-type="float">
            <text:p>46,00</text:p>
          </table:table-cell>
          <table:table-cell table:style-name="ce9" table:formula="of:=[.F94]+[.G94]" office:value-type="float" office:value="121.182539716696" calcext:value-type="float">
            <text:p>121,18</text:p>
          </table:table-cell>
          <table:table-cell table:style-name="ce22" table:formula="of:=([.$C$4]*[.$C$6]*([.$C$5]-[.F95])+[.$C$7]*([.$C$8]-[.F95]))/[.$C$2]/[.$C$6]" office:value-type="float" office:value="0.00372352712103713" calcext:value-type="float">
            <text:p>0,003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5]+[.$C$9]" office:value-type="float" office:value="46.5" calcext:value-type="float">
            <text:p>46,50</text:p>
          </table:table-cell>
          <table:table-cell table:style-name="ce9" table:formula="of:=[.F95]+[.G95]" office:value-type="float" office:value="121.186263243817" calcext:value-type="float">
            <text:p>121,19</text:p>
          </table:table-cell>
          <table:table-cell table:style-name="ce22" table:formula="of:=([.$C$4]*[.$C$6]*([.$C$5]-[.F96])+[.$C$7]*([.$C$8]-[.F96]))/[.$C$2]/[.$C$6]" office:value-type="float" office:value="0.00342722127290396" calcext:value-type="float">
            <text:p>0,00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6]+[.$C$9]" office:value-type="float" office:value="47" calcext:value-type="float">
            <text:p>47,00</text:p>
          </table:table-cell>
          <table:table-cell table:style-name="ce9" table:formula="of:=[.F96]+[.G96]" office:value-type="float" office:value="121.18969046509" calcext:value-type="float">
            <text:p>121,19</text:p>
          </table:table-cell>
          <table:table-cell table:style-name="ce22" table:formula="of:=([.$C$4]*[.$C$6]*([.$C$5]-[.F97])+[.$C$7]*([.$C$8]-[.F97]))/[.$C$2]/[.$C$6]" office:value-type="float" office:value="0.00315449445421958" calcext:value-type="float">
            <text:p>0,003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7]+[.$C$9]" office:value-type="float" office:value="47.5" calcext:value-type="float">
            <text:p>47,50</text:p>
          </table:table-cell>
          <table:table-cell table:style-name="ce9" table:formula="of:=[.F97]+[.G97]" office:value-type="float" office:value="121.192844959544" calcext:value-type="float">
            <text:p>121,19</text:p>
          </table:table-cell>
          <table:table-cell table:style-name="ce22" table:formula="of:=([.$C$4]*[.$C$6]*([.$C$5]-[.F98])+[.$C$7]*([.$C$8]-[.F98]))/[.$C$2]/[.$C$6]" office:value-type="float" office:value="0.00290347032459592" calcext:value-type="float">
            <text:p>0,002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8]+[.$C$9]" office:value-type="float" office:value="48" calcext:value-type="float">
            <text:p>48,00</text:p>
          </table:table-cell>
          <table:table-cell table:style-name="ce9" table:formula="of:=[.F98]+[.G98]" office:value-type="float" office:value="121.195748429869" calcext:value-type="float">
            <text:p>121,20</text:p>
          </table:table-cell>
          <table:table-cell table:style-name="ce22" table:formula="of:=([.$C$4]*[.$C$6]*([.$C$5]-[.F99])+[.$C$7]*([.$C$8]-[.F99]))/[.$C$2]/[.$C$6]" office:value-type="float" office:value="0.00267242185654592" calcext:value-type="float">
            <text:p>0,002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99]+[.$C$9]" office:value-type="float" office:value="48.5" calcext:value-type="float">
            <text:p>48,50</text:p>
          </table:table-cell>
          <table:table-cell table:style-name="ce9" table:formula="of:=[.F99]+[.G99]" office:value-type="float" office:value="121.198420851725" calcext:value-type="float">
            <text:p>121,20</text:p>
          </table:table-cell>
          <table:table-cell table:style-name="ce22" table:formula="of:=([.$C$4]*[.$C$6]*([.$C$5]-[.F100])+[.$C$7]*([.$C$8]-[.F100]))/[.$C$2]/[.$C$6]" office:value-type="float" office:value="0.00245975945365959" calcext:value-type="float">
            <text:p>0,002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00]+[.$C$9]" office:value-type="float" office:value="49" calcext:value-type="float">
            <text:p>49,00</text:p>
          </table:table-cell>
          <table:table-cell table:style-name="ce9" table:formula="of:=[.F100]+[.G100]" office:value-type="float" office:value="121.200880611179" calcext:value-type="float">
            <text:p>121,20</text:p>
          </table:table-cell>
          <table:table-cell table:style-name="ce22" table:formula="of:=([.$C$4]*[.$C$6]*([.$C$5]-[.F101])+[.$C$7]*([.$C$8]-[.F101]))/[.$C$2]/[.$C$6]" office:value-type="float" office:value="0.00226402001429803" calcext:value-type="float">
            <text:p>0,002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table:formula="of:=[.E101]+[.$C$9]" office:value-type="float" office:value="49.5" calcext:value-type="float">
            <text:p>49,50</text:p>
          </table:table-cell>
          <table:table-cell table:style-name="ce9" table:formula="of:=[.F101]+[.G101]" office:value-type="float" office:value="121.203144631193" calcext:value-type="float">
            <text:p>121,20</text:p>
          </table:table-cell>
          <table:table-cell table:style-name="ce22" table:formula="of:=([.$C$4]*[.$C$6]*([.$C$5]-[.F102])+[.$C$7]*([.$C$8]-[.F102]))/[.$C$2]/[.$C$6]" office:value-type="float" office:value="0.00208385686556338" calcext:value-type="float">
            <text:p>0,002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6" table:formula="of:=[.E102]+[.$C$9]" office:value-type="float" office:value="50" calcext:value-type="float">
            <text:p>50,00</text:p>
          </table:table-cell>
          <table:table-cell table:style-name="ce27" table:formula="of:=[.F102]+[.G102]" office:value-type="float" office:value="121.205228488059" calcext:value-type="float">
            <text:p>121,21</text:p>
          </table:table-cell>
          <table:table-cell table:style-name="ce28" table:formula="of:=([.$C$4]*[.$C$6]*([.$C$5]-[.F103])+[.$C$7]*([.$C$8]-[.F103]))/[.$C$2]/[.$C$6]" office:value-type="float" office:value="0.00191803049828615" calcext:value-type="float">
            <text:p>0,0019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gl" number:country="ES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number:number-style style:name="N104">
      <number:number number:decimal-places="6" number:min-decimal-places="6" number:min-integer-digits="1"/>
    </number:number-style>
    <number:number-style style:name="N105">
      <number:number number:decimal-places="4" number:min-decimal-places="4" number:min-integer-digits="1"/>
    </number:number-style>
    <number:currency-style style:name="N10104" number:language="gl" number:country="ES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nxo Sánchez Bermúdez</meta:initial-creator>
    <meta:creation-date>2001-06-20T19:34:53Z</meta:creation-date>
    <dc:date>2022-01-18T10:58:09.482911902</dc:date>
    <meta:editing-cycles>5</meta:editing-cycles>
    <meta:editing-duration>PT15M53S</meta:editing-duration>
    <meta:document-statistic meta:table-count="1" meta:cell-count="33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aximum="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25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scatter" chart:style-name="ch1">
        <chart:plot-area chart:style-name="ch2" table:cell-range-address="Euler.E2:Euler.F103" chart:data-source-has-labels="row" svg:x="0.32cm" svg:y="0.179cm" svg:width="15.362cm" svg:height="8.63cm">
          <chart:coordinate-region svg:x="1.418cm" svg:y="0.378cm" svg:width="13.655cm" svg:height="7.7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Euler.F3:Euler.F103" chart:label-cell-address="Euler.F2:Euler.F2" chart:class="chart:scatter">
            <chart:domain table:cell-range-address="Euler.E3:Euler.E103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T</text:p>
                <draw:g>
                  <svg:desc>Euler.F2:Eule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uler.E3:Euler.E103</svg:desc>
                </draw:g>
              </table:table-cell>
              <table:table-cell office:value-type="float" office:value="25">
                <text:p>25</text:p>
                <draw:g>
                  <svg:desc>Euler.F3:Euler.F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2.6576086956522">
                <text:p>32.6576086956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9.7058504750771">
                <text:p>39.70585047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6.193216721597">
                <text:p>46.193216721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2.1643400362571">
                <text:p>52.1643400362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7.6603013068273">
                <text:p>57.6603013068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2.7189123412783">
                <text:p>62.7189123412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7.3749760102303">
                <text:p>67.3749760102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1.6605256881348">
                <text:p>71.660525688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75.6050456405263">
                <text:p>75.6050456405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9.2356738735943">
                <text:p>79.2356738735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82.5773888416624">
                <text:p>82.5773888416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5.6531812971113">
                <text:p>85.6531812971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88.4842124650586">
                <text:p>88.4842124650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91.0899596310256">
                <text:p>91.0899596310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93.4883501432249">
                <text:p>93.4883501432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5.6958847513927">
                <text:p>95.6958847513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97.7277511307299">
                <text:p>97.7277511307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9.5979283719858">
                <text:p>99.5979283719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101.319283156572">
                <text:p>101.319283156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2.90365827838">
                <text:p>102.90365827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104.361954121331">
                <text:p>104.36195412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05.704203653209">
                <text:p>105.704203653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106.939641451744">
                <text:p>106.939641451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08.07676723782">
                <text:p>108.07676723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109.123404352934">
                <text:p>109.123404352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10.086753583201">
                <text:p>110.0867535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110.973442700236">
                <text:p>110.973442700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11.789572059731">
                <text:p>111.789572059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112.540756571454">
                <text:p>112.540756571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13.232164329412">
                <text:p>113.232164329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13.868552167958">
                <text:p>113.8685521679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14.45429838846">
                <text:p>114.45429838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114.993432881689">
                <text:p>114.993432881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15.489664853175">
                <text:p>115.489664853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115.946408342262">
                <text:p>115.946408342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16.366805710449">
                <text:p>116.366805710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16.753749260607">
                <text:p>116.753749260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17.109901135807">
                <text:p>117.109901135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117.437711634668">
                <text:p>117.4377116346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17.739436069232">
                <text:p>117.739436069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18.017150281343">
                <text:p>118.017150281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18.272764924287">
                <text:p>118.272764924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18.508038607943">
                <text:p>118.508038607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18.724589997895">
                <text:p>118.724589997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18.923908951723">
                <text:p>118.923908951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19.107366769123">
                <text:p>119.1073667691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19.27622562634">
                <text:p>119.276225626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19.431647259851">
                <text:p>119.431647259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119.574700959024">
                <text:p>119.574700959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19.706370922754">
                <text:p>119.706370922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19.827563030674">
                <text:p>119.827563030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19.939111075544">
                <text:p>119.939111075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20.041782499682">
                <text:p>120.0417824996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20.136283674907">
                <text:p>120.1362836749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20.223264762333">
                <text:p>120.223264762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20.303324185422">
                <text:p>120.303324185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20.377012747097">
                <text:p>120.377012747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20.444837419224">
                <text:p>120.444837419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20.507264830544">
                <text:p>120.507264830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120.564724477037">
                <text:p>120.56472447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5">
                <text:p>30.5</text:p>
              </table:table-cell>
              <table:table-cell office:value-type="float" office:value="120.617611676834">
                <text:p>120.617611676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120.666290289965">
                <text:p>120.6662902899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5">
                <text:p>31.5</text:p>
              </table:table-cell>
              <table:table-cell office:value-type="float" office:value="120.711095221696">
                <text:p>120.711095221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120.752334726651">
                <text:p>120.752334726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5">
                <text:p>32.5</text:p>
              </table:table-cell>
              <table:table-cell office:value-type="float" office:value="120.790292529582">
                <text:p>120.790292529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120.825229777371">
                <text:p>120.825229777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5">
                <text:p>33.5</text:p>
              </table:table-cell>
              <table:table-cell office:value-type="float" office:value="120.857386835705">
                <text:p>120.857386835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120.886984942772">
                <text:p>120.8869849427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5">
                <text:p>34.5</text:p>
              </table:table-cell>
              <table:table-cell office:value-type="float" office:value="120.914227731365">
                <text:p>120.914227731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120.939302629859">
                <text:p>120.939302629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5">
                <text:p>35.5</text:p>
              </table:table-cell>
              <table:table-cell office:value-type="float" office:value="120.962382151705">
                <text:p>120.962382151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120.98362508231">
                <text:p>120.983625082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5">
                <text:p>36.5</text:p>
              </table:table-cell>
              <table:table-cell office:value-type="float" office:value="121.003177571469">
                <text:p>121.0031775714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121.021174138865">
                <text:p>121.021174138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5">
                <text:p>37.5</text:p>
              </table:table-cell>
              <table:table-cell office:value-type="float" office:value="121.037738599554">
                <text:p>121.0377385995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121.052984915802">
                <text:p>121.0529849158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5">
                <text:p>38.5</text:p>
              </table:table-cell>
              <table:table-cell office:value-type="float" office:value="121.067017981141">
                <text:p>121.0670179811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121.079934342024">
                <text:p>121.079934342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5">
                <text:p>39.5</text:p>
              </table:table-cell>
              <table:table-cell office:value-type="float" office:value="121.091822862061">
                <text:p>121.0918228620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121.102765333392">
                <text:p>121.102765333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5">
                <text:p>40.5</text:p>
              </table:table-cell>
              <table:table-cell office:value-type="float" office:value="121.112837039414">
                <text:p>121.1128370394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121.122107272719">
                <text:p>121.122107272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5">
                <text:p>41.5</text:p>
              </table:table-cell>
              <table:table-cell office:value-type="float" office:value="121.130639811829">
                <text:p>121.1306398118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121.138493359984">
                <text:p>121.138493359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5">
                <text:p>42.5</text:p>
              </table:table-cell>
              <table:table-cell office:value-type="float" office:value="121.145721949015">
                <text:p>121.145721949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121.152375311081">
                <text:p>121.152375311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5">
                <text:p>43.5</text:p>
              </table:table-cell>
              <table:table-cell office:value-type="float" office:value="121.158499220823">
                <text:p>121.1584992208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121.164135810287">
                <text:p>121.164135810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5">
                <text:p>44.5</text:p>
              </table:table-cell>
              <table:table-cell office:value-type="float" office:value="121.169323858794">
                <text:p>121.1693238587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121.174099059733">
                <text:p>121.174099059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5">
                <text:p>45.5</text:p>
              </table:table-cell>
              <table:table-cell office:value-type="float" office:value="121.178494266135">
                <text:p>121.1784942661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121.182539716696">
                <text:p>121.182539716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5">
                <text:p>46.5</text:p>
              </table:table-cell>
              <table:table-cell office:value-type="float" office:value="121.186263243817">
                <text:p>121.1862632438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121.18969046509">
                <text:p>121.189690465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">
                <text:p>47.5</text:p>
              </table:table-cell>
              <table:table-cell office:value-type="float" office:value="121.192844959544">
                <text:p>121.192844959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121.195748429869">
                <text:p>121.195748429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5">
                <text:p>48.5</text:p>
              </table:table-cell>
              <table:table-cell office:value-type="float" office:value="121.198420851725">
                <text:p>121.198420851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121.200880611179">
                <text:p>121.200880611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5">
                <text:p>49.5</text:p>
              </table:table-cell>
              <table:table-cell office:value-type="float" office:value="121.203144631193">
                <text:p>121.2031446311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121.205228488059">
                <text:p>121.205228488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table>
      <mtr>
        <mtd>
          <msub>
            <mrow>
              <mi>M</mi>
              <mi>C</mi>
            </mrow>
            <mi>p</mi>
          </msub>
        </mtd>
      </mtr>
      <mtr>
        <mtd>
          <mfrac>
            <msub>
              <mrow>
                <mi>d</mi>
                <mi>T</mi>
              </mrow>
              <mn>1</mn>
            </msub>
            <mrow>
              <mi>d</mi>
              <mi>t</mi>
            </mrow>
          </mfrac>
        </mtd>
      </mtr>
      <mtr>
        <mtd>
          <mrow/>
        </mtd>
      </mtr>
      <mtr>
        <mtd>
          <msub>
            <mrow>
              <mi>W</mi>
              <mi>C</mi>
            </mrow>
            <mi>P</mi>
          </msub>
        </mtd>
      </mtr>
      <mtr>
        <mtd>
          <msub>
            <mi>T</mi>
            <mn>0</mn>
          </msub>
        </mtd>
      </mtr>
      <mtr>
        <mtd>
          <mrow>
            <mrow>
              <mo stretchy="false">+</mo>
              <mrow/>
            </mrow>
            <mi>U</mi>
          </mrow>
        </mtd>
      </mtr>
      <mtr>
        <mtd>
          <mi>A</mi>
        </mtd>
      </mtr>
      <mtr>
        <mtd>
          <mrow>
            <mo fence="true" form="prefix" stretchy="true">(</mo>
            <mrow>
              <mrow>
                <msub>
                  <mi>T</mi>
                  <mrow>
                    <mi>v</mi>
                    <mi>a</mi>
                    <mi>p</mi>
                    <mi>o</mi>
                    <mi>r</mi>
                  </mrow>
                </msub>
                <mo stretchy="false">−</mo>
                <mi>T</mi>
              </mrow>
            </mrow>
            <mo fence="true" form="postfix" stretchy="true">)</mo>
          </mrow>
        </mtd>
      </mtr>
    </mtable>
    <annotation encoding="StarMath 5.0">{ M C } _ p newline frac { { d T } _ 1 } { { d t } } newline = newline { W C } _ P newline T _ 0 newline + newline U newline A newline left ( { T _ { v a p o r } - T } right )</annotation>
  </semantics>
</math>
</file>

<file path=Object 3/content.xml><?xml version="1.0" encoding="utf-8"?>
<math xmlns="http://www.w3.org/1998/Math/MathML" display="block">
  <semantics>
    <mtable>
      <mtr>
        <mtd>
          <mfrac>
            <msub>
              <mrow>
                <mi>d</mi>
                <mi>T</mi>
              </mrow>
              <mn>1</mn>
            </msub>
            <mrow>
              <mi>d</mi>
              <mi>t</mi>
            </mrow>
          </mfrac>
        </mtd>
      </mtr>
      <mtr>
        <mtd>
          <mrow/>
        </mtd>
      </mtr>
      <mtr>
        <mtd>
          <mfrac>
            <mrow>
              <mi>W</mi>
              <msub>
                <mi>C</mi>
                <mi>P</mi>
              </msub>
              <mrow>
                <mrow>
                  <mo fence="true" form="prefix" stretchy="true">(</mo>
                  <mrow>
                    <mrow>
                      <msub>
                        <mi>T</mi>
                        <mn>0</mn>
                      </msub>
                      <mo stretchy="false">−</mo>
                      <mi>T</mi>
                    </mrow>
                  </mrow>
                  <mo fence="true" form="postfix" stretchy="true">)</mo>
                </mrow>
                <mo stretchy="false">+</mo>
                <mi>U</mi>
              </mrow>
              <mi>A</mi>
              <mrow>
                <mo fence="true" form="prefix" stretchy="true">(</mo>
                <mrow>
                  <mrow>
                    <msub>
                      <mi>T</mi>
                      <mrow>
                        <mi>v</mi>
                        <mi>a</mi>
                        <mi>p</mi>
                        <mi>o</mi>
                        <mi>r</mi>
                      </mrow>
                    </msub>
                    <mo stretchy="false">−</mo>
                    <mi>T</mi>
                  </mrow>
                </mrow>
                <mo fence="true" form="postfix" stretchy="true">)</mo>
              </mrow>
            </mrow>
            <mrow>
              <mi>M</mi>
              <msub>
                <mi>C</mi>
                <mi>P</mi>
              </msub>
            </mrow>
          </mfrac>
        </mtd>
      </mtr>
    </mtable>
    <annotation encoding="StarMath 5.0">frac { { d T } _ 1 } { { d t } } newline = newline frac { { W C _ P left ( { T _ 0 - T } right ) + U A left ( { T _ { v a p o r } - T } right ) } } { { M C _ P } }</annotation>
  </semantics>
</math>
</file>